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D000003B19D1D46B21E5321A0.png" manifest:media-type="image/png"/>
  <manifest:file-entry manifest:full-path="Pictures/100000000000064D000003B16D2F7D13EA6650B5.png" manifest:media-type="image/png"/>
  <manifest:file-entry manifest:full-path="Pictures/100000000000064D000003B12F90DDB014368BC1.png" manifest:media-type="image/png"/>
  <manifest:file-entry manifest:full-path="Pictures/100000000000064D000003B1201C9C2FA9AAA30F.png" manifest:media-type="image/png"/>
  <manifest:file-entry manifest:full-path="Pictures/100000000000064D000003B1AFE78B204225E09A.png" manifest:media-type="image/png"/>
  <manifest:file-entry manifest:full-path="Pictures/100000000000064D000003B134EACE96D61A8FA1.png" manifest:media-type="image/png"/>
  <manifest:file-entry manifest:full-path="Pictures/100000000000064D000003B1A9BC19FD0EA595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5cm, 0cm, 9.885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7.551cm, 0cm, 14.08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0.302cm, 0cm, 10.88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559cm, 0cm, 6.066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8.431cm, 0cm, 11.403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918cm, 0cm, 10.141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208cm, 0cm, 10.851cm, 0cm)" draw:image-opacity="100%" style:mirror="none"/>
    </style:style>
    <style:style style:name="gr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4.892cm" fo:min-width="14.942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fo:min-height="0.729cm"/>
    </style:style>
    <style:style style:name="gr10" style:family="graphic" style:parent-style-name="standard">
      <style:graphic-properties draw:stroke="none" svg:stroke-color="#000000" draw:fill="none" draw:fill-color="#ffffff" fo:min-height="2.1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Ubuntu" fo:font-size="16pt" style:text-underline-style="solid" style:text-underline-width="auto" style:text-underline-color="font-color" fo:font-weight="bold" style:font-name-asian="Ubuntu" style:font-size-asian="16pt" style:font-weight-asian="bold" style:font-name-complex="Ubuntu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frame draw:style-name="gr1" draw:text-style-name="P1" draw:layer="layout" svg:width="15.599cm" svg:height="2.115cm" svg:x="4.1cm" svg:y="7.4cm">
              <draw:image xlink:href="Pictures/100000000000064D000003B16D2F7D13EA6650B5.png" xlink:type="simple" xlink:show="embed" xlink:actuate="onLoad">
                <text:p/>
              </draw:image>
            </draw:frame>
            <draw:frame draw:style-name="gr2" draw:text-style-name="P1" draw:layer="layout" svg:width="15.599cm" svg:height="1.268cm" svg:x="4.101cm" svg:y="9.432cm">
              <draw:image xlink:href="Pictures/100000000000064D000003B19D1D46B21E5321A0.png" xlink:type="simple" xlink:show="embed" xlink:actuate="onLoad">
                <text:p/>
              </draw:image>
            </draw:frame>
            <draw:frame draw:style-name="gr3" draw:text-style-name="P1" draw:layer="layout" svg:width="15.599cm" svg:height="1.438cm" svg:x="4.1cm" svg:y="10.616cm">
              <draw:image xlink:href="Pictures/100000000000064D000003B1201C9C2FA9AAA30F.png" xlink:type="simple" xlink:show="embed" xlink:actuate="onLoad">
                <text:p/>
              </draw:image>
            </draw:frame>
            <draw:frame draw:style-name="gr4" draw:text-style-name="P1" draw:layer="layout" svg:width="15.599cm" svg:height="5.415cm" svg:x="4.101cm" svg:y="11.969cm">
              <draw:image xlink:href="Pictures/100000000000064D000003B1AFE78B204225E09A.png" xlink:type="simple" xlink:show="embed" xlink:actuate="onLoad">
                <text:p/>
              </draw:image>
            </draw:frame>
            <draw:frame draw:style-name="gr5" draw:text-style-name="P1" draw:layer="layout" svg:width="15.599cm" svg:height="1.945cm" svg:x="4.1cm" svg:y="17.301cm">
              <draw:image xlink:href="Pictures/100000000000064D000003B12F90DDB014368BC1.png" xlink:type="simple" xlink:show="embed" xlink:actuate="onLoad">
                <text:p/>
              </draw:image>
            </draw:frame>
            <draw:frame draw:style-name="gr6" draw:text-style-name="P1" draw:layer="layout" svg:width="15.599cm" svg:height="1.861cm" svg:x="4.1cm" svg:y="19.162cm">
              <draw:image xlink:href="Pictures/100000000000064D000003B1A9BC19FD0EA59587.png" xlink:type="simple" xlink:show="embed" xlink:actuate="onLoad">
                <text:p/>
              </draw:image>
            </draw:frame>
            <draw:frame draw:style-name="gr7" draw:text-style-name="P1" draw:layer="layout" svg:width="15.599cm" svg:height="1.861cm" svg:x="4.101cm" svg:y="20.939cm">
              <draw:image xlink:href="Pictures/100000000000064D000003B134EACE96D61A8FA1.png" xlink:type="simple" xlink:show="embed" xlink:actuate="onLoad">
                <text:p/>
              </draw:image>
            </draw:frame>
          </draw:g>
          <draw:custom-shape draw:style-name="gr8" draw:text-style-name="P2" draw:layer="layout" svg:width="15.6cm" svg:height="15.3cm" svg:x="4.1cm" svg:y="7.4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3cm" svg:height="0.979cm" svg:x="1.01cm" svg:y="8.106cm">
          <draw:text-box>
            <text:p><text:span text:style-name="T1">ν</text:span><text:span text:style-name="T2"> = 0,15</text:span></text:p>
          </draw:text-box>
        </draw:frame>
        <draw:frame draw:style-name="gr9" draw:text-style-name="P3" draw:layer="layout" svg:width="3cm" svg:height="0.979cm" svg:x="1cm" svg:y="9.321cm">
          <draw:text-box>
            <text:p><text:span text:style-name="T1">ν</text:span><text:span text:style-name="T2"> = 0,25</text:span></text:p>
          </draw:text-box>
        </draw:frame>
        <draw:frame draw:style-name="gr9" draw:text-style-name="P3" draw:layer="layout" svg:width="3cm" svg:height="0.979cm" svg:x="1cm" svg:y="10.7cm">
          <draw:text-box>
            <text:p><text:span text:style-name="T1">ν</text:span><text:span text:style-name="T2"> = 0,50</text:span></text:p>
          </draw:text-box>
        </draw:frame>
        <draw:frame draw:style-name="gr9" draw:text-style-name="P3" draw:layer="layout" svg:width="3cm" svg:height="0.979cm" svg:x="1.1cm" svg:y="14.521cm">
          <draw:text-box>
            <text:p><text:span text:style-name="T1">ν</text:span><text:span text:style-name="T2"> = 0,75</text:span></text:p>
          </draw:text-box>
        </draw:frame>
        <draw:frame draw:style-name="gr9" draw:text-style-name="P3" draw:layer="layout" svg:width="3cm" svg:height="0.979cm" svg:x="1cm" svg:y="18.1cm">
          <draw:text-box>
            <text:p><text:span text:style-name="T1">ν</text:span><text:span text:style-name="T2"> = 1,0</text:span></text:p>
          </draw:text-box>
        </draw:frame>
        <draw:frame draw:style-name="gr9" draw:text-style-name="P3" draw:layer="layout" svg:width="3cm" svg:height="0.979cm" svg:x="1cm" svg:y="19.4cm">
          <draw:text-box>
            <text:p><text:span text:style-name="T1">ν</text:span><text:span text:style-name="T2"> = 1,5</text:span></text:p>
          </draw:text-box>
        </draw:frame>
        <draw:frame draw:style-name="gr9" draw:text-style-name="P3" draw:layer="layout" svg:width="3cm" svg:height="0.979cm" svg:x="1cm" svg:y="21cm">
          <draw:text-box>
            <text:p><text:span text:style-name="T1">ν</text:span><text:span text:style-name="T2"> = 2,0</text:span></text:p>
          </draw:text-box>
        </draw:frame>
        <draw:frame draw:style-name="gr10" draw:text-style-name="P5" draw:layer="layout" svg:width="19.4cm" svg:height="2.401cm" svg:x="0.6cm" svg:y="5.5cm">
          <draw:text-box>
            <text:p text:style-name="P4"><text:span text:style-name="T3">Analyse de l’influence du paramètre </text:span><text:span text:style-name="T4">ν du</text:span><text:span text:style-name="T5"> modèle de covariance Matérn, sur un champ rectangulaire de taille 200 x 7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0:29:24.024845166</meta:creation-date>
    <dc:date>2020-07-01T14:56:23.030273711</dc:date>
    <meta:editing-duration>PT4H6M23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